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ED000001290E2C4DFD2BEB685A.png" manifest:media-type="image/png"/>
  <manifest:file-entry manifest:full-path="Pictures/10000201000002BC00000102D85439268838D85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3" presentation:style-name="pr1" draw:text-style-name="P2" draw:layer="layout" svg:width="25.638cm" svg:height="6.631cm" svg:x="5.559cm" svg:y="2.893cm" presentation:class="title" presentation:user-transformed="true">
          <draw:text-box>
            <text:p text:style-name="P1"><text:span text:style-name="T1">Product Backlog Burndown Ch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Diagramm 2" draw:style-name="gr2" draw:text-style-name="P4" draw:layer="layout" svg:width="29.619cm" svg:height="16.425cm" svg:x="3.566cm" svg:y="1.0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203864" draw:stroke-linejoin="miter" draw:fill="solid" draw:fill-color="#20386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03864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svg:width="3.27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2"><text:date style:data-style-name="D4" text:date-value="2019-03-21">21/03/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2">HTL2018/19 Diplomarbeit ERMTK-ER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3" draw:text-style-name="MP5" draw:layer="backgroundobjects" svg:width="30.589cm" svg:height="0.126cm" svg:x="3.276cm" svg:y="17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3" draw:text-style-name="MP5" draw:layer="backgroundobjects" svg:width="0.919cm" svg:height="2.613cm" svg:x="2.35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5" draw:text-style-name="MP10" draw:layer="backgroundobjects" svg:width="5.974cm" svg:height="2.613cm" svg:x="3.27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2" draw:layer="backgroundobjects" svg:width="25.399cm" svg:height="6.631cm" svg:x="5.871cm" svg:y="1.881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Picture 4" draw:style-name="Mgr6" draw:text-style-name="MP13" draw:layer="backgroundobjects" svg:width="2.797cm" svg:height="1.03cm" svg:x="0.294cm" svg:y="17.818cm">
        <draw:image xlink:href="Pictures/10000201000002BC00000102D85439268838D850.png" xlink:type="simple" xlink:show="embed" xlink:actuate="onLoad" loext:mime-type="image/png">
          <text:p/>
        </draw:image>
      </draw:frame>
      <draw:frame draw:name="Grafik 17" draw:style-name="Mgr6" draw:text-style-name="MP13" draw:layer="backgroundobjects" svg:width="6.785cm" svg:height="1.328cm" svg:x="3.809cm" svg:y="0.379cm">
        <draw:image xlink:href="Pictures/10000201000005ED000001290E2C4DFD2BEB685A.png" xlink:type="simple" xlink:show="embed" xlink:actuate="onLoad" loext:mime-type="image/png">
          <text:p/>
        </draw:image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Inhaltsplatzhalter 2" presentation:style-name="Mpr4" draw:text-style-name="MP16" draw:layer="backgroundobjects" svg:width="29.892cm" svg:height="12.595cm" svg:x="3.635cm" svg:y="4.253cm" presentation:class="outline" presentation:user-transformed="true">
        <draw:text-box>
          <text:list text:style-name="ML3">
            <text:list-item>
              <text:p text:style-name="MP14"><text:span text:style-name="MT5">Mastertextformat bearbeiten</text:span></text:p>
              <text:list>
                <text:list-item>
                  <text:p text:style-name="MP15"><text:span text:style-name="MT6">Zweite Ebene</text:span></text:p>
                  <text:list>
                    <text:list-item>
                      <text:p text:style-name="MP15"><text:span text:style-name="MT7">Dritte Ebene</text:span></text:p>
                      <text:list>
                        <text:list-item>
                          <text:p text:style-name="MP15"><text:span text:style-name="MT8">Vierte Ebene</text:span></text:p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3" draw:text-style-name="MP5" draw:layer="backgroundobjects" svg:width="3.27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2"><text:date style:data-style-name="D4" text:date-value="2019-03-21">21/03/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2">HTL2018/19 Diplomarbeit ERMTK-ER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3" draw:text-style-name="MP5" draw:layer="backgroundobjects" svg:width="30.589cm" svg:height="0.126cm" svg:x="3.276cm" svg:y="17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3" draw:text-style-name="MP5" draw:layer="backgroundobjects" svg:width="0.783cm" svg:height="2.613cm" svg:x="2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3" draw:layer="backgroundobjects" svg:width="2.797cm" svg:height="1.03cm" svg:x="0.294cm" svg:y="17.818cm">
        <draw:image xlink:href="Pictures/10000201000002BC00000102D85439268838D850.png" xlink:type="simple" xlink:show="embed" xlink:actuate="onLoad" loext:mime-type="image/png">
          <text:p/>
        </draw:image>
      </draw:frame>
      <draw:custom-shape draw:name="Rechteck 16" draw:style-name="Mgr5" draw:text-style-name="MP10" draw:layer="backgroundobjects" svg:width="5.974cm" svg:height="2.613cm" svg:x="3.3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7" draw:layer="backgroundobjects" svg:width="29.892cm" svg:height="3.681cm" svg:x="3.635cm" svg:y="0.269cm" presentation:class="title" presentation:user-transformed="true">
        <draw:text-box>
          <text:p text:style-name="MP11"><text:span text:style-name="MT9">Mastertitelformat bearbeiten</text:span></text:p>
        </draw:text-box>
      </draw:frame>
      <draw:frame draw:name="Grafik 14" draw:style-name="Mgr6" draw:text-style-name="MP13" draw:layer="backgroundobjects" svg:width="6.785cm" svg:height="1.328cm" svg:x="3.809cm" svg:y="0.379cm">
        <draw:image xlink:href="Pictures/10000201000005ED000001290E2C4DFD2BEB685A.png" xlink:type="simple" xlink:show="embed" xlink:actuate="onLoad" loext:mime-type="image/png">
          <text:p/>
        </draw:image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Panzenboeck Georg, 4CHIF</meta:initial-creator>
    <meta:editing-cycles>116</meta:editing-cycles>
    <meta:creation-date>2017-10-02T10:51:52</meta:creation-date>
    <dc:date>2019-03-21T11:44:09.585534152</dc:date>
    <meta:editing-duration>PT14M43S</meta:editing-duration>
    <meta:generator>LibreOffice/6.1.3.2$Linux_X86_64 LibreOffice_project/10$Build-2</meta:generator>
    <meta:document-statistic meta:object-count="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2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62cm" svg:height="16.426cm" xlink:href="." xlink:type="simple" chart:class="chart:line" chart:style-name="ch1">
        <chart:title svg:x="9.241cm" svg:y="0.463cm" chart:style-name="ch2">
          <text:p>Product Backlog Burndown Chart</text:p>
        </chart:title>
        <chart:legend chart:legend-position="bottom" svg:x="5.883cm" svg:y="15.721cm" style:legend-expansion="wide" chart:style-name="ch3"/>
        <chart:plot-area chart:style-name="ch4" chart:data-source-has-labels="both" svg:x="0.206cm" svg:y="1.618cm" svg:width="30.17cm" svg:height="13.226cm">
          <chartooo:coordinate-region svg:x="0.836cm" svg:y="1.871cm" svg:width="28.784cm" svg:height="12.37cm"/>
          <chart:axis chart:dimension="x" chart:name="primary-x" chart:style-name="ch5" chartooo:axis-type="auto">
            <chartooo:date-scale chart:base-time-unit="days"/>
            <chart:title svg:x="14.625cm" svg:y="15.172cm" chart:style-name="ch6">
              <text:p>Tage</text:p>
            </chart:title>
            <chart:categories table:cell-range-address="local-table.$A$2:.$A$9"/>
          </chart:axis>
          <chart:axis chart:dimension="y" chart:name="primary-y" chart:style-name="ch7">
            <chart:title svg:x="0cm" svg:y="8.977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5-Sep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-Nov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-Nov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Dec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J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-J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-Feb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-Ma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